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les fonctionnalités du projet</text:span></text:p>
      <text:p text:style-name="P2"><text:span text:style-name="T2">Voici les fonctionnalités du projet :</text:span><text:span text:style-name="T3"/></text:p>
      <text:p text:style-name="P2"><text:span text:style-name="T3"><text:tab/>- Génération du formulaire avec XSL.</text:span></text:p>
      <text:p text:style-name="P2"><text:span text:style-name="T3"><text:tab/>-Filtrage dynamique du formulaire avec JavaScript.</text:span></text:p>
      <text:p text:style-name="P2"><text:span text:style-name="T3"><text:tab/>-Fonctionnalité all: Possibilité de sélectionner tout les magasins,<text:s text:c="2"/>ou bien tout les magasins d'un étage ...</text:span></text:p>
      <text:p text:style-name="P2"><text:span text:style-name="T4">SVG:</text:span></text:p>
      <text:p text:style-name="P2"><text:span text:style-name="T5"><text:tab/>-Création de la carte<text:s text:c="2"/>avec SVG</text:span></text:p>
      <text:p text:style-name="P2"><text:span text:style-name="T5"><text:tab/>-positionnement des magasins choisis sur la carte de l'étage adéquat.</text:span></text:p>
      <text:p text:style-name="P2"><text:span text:style-name="T5"><text:tab/>-Animation depuis la porte d'entrée jusqu'au magasin choisit : calcul du plus court chemin avec l'algorithme de Dijsktra.</text:span></text:p>
      <text:p text:style-name="P2"><text:span text:style-name="T5"><text:tab/>-Possibilité de choisir tout les magasin et d'activer l'animation en choisissant le magasin.</text:span></text:p>
      <text:p text:style-name="P2"><text:span text:style-name="T6">Flex 2D:</text:span></text:p>
      <text:p text:style-name="P2"><text:span text:style-name="T7"><text:tab/>-Récupération du xml généré par la sélection.</text:span></text:p>
      <text:p text:style-name="P2"><text:span text:style-name="T7"><text:tab/>-Affichage des magasins choisit sur la carte ( deux étages différents ).</text:span></text:p>
      <text:p text:style-name="P2"><text:span text:style-name="T7"><text:tab/>-Affichage des informations concernant le magasin lors d'un clic dessus.</text:span></text:p>
      <text:p text:style-name="P2"><text:span text:style-name="T7"><text:tab/>-dans le cas d'une sélection multiple : All, l'affichage de chaque étage sur un onglet diffèrent.</text:span></text:p>
      <text:p text:style-name="P2"><text:span text:style-name="T8">Google Maps :</text:span></text:p>
      <text:p text:style-name="P2"><text:span text:style-name="T9"><text:tab/>-Récupération du xml généré par la sélection.</text:span></text:p>
      <text:p text:style-name="P2"><text:span text:style-name="T9"><text:tab/>- mise en plage de la carte virtuelle.</text:span></text:p>
      <text:p text:style-name="P2"><text:span text:style-name="T9"><text:tab/>-Positionnement des magasins choisit sur la carte avec des marqueurs.</text:span></text:p>
      <text:p text:style-name="P2"><text:span text:style-name="T9"><text:tab/>-Affichage des informations sur le magasin lors d'un survol avec la souris sur le marqueur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